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3" style:parent-style-name="NoSpacing" style:list-style-name="LFO1" style:family="paragraph"/>
    <style:style style:name="P4" style:parent-style-name="NoSpacing" style:list-style-name="LFO1" style:family="paragraph"/>
    <style:style style:name="P5" style:parent-style-name="NoSpacing" style:list-style-name="LFO1" style:family="paragraph"/>
    <style:style style:name="P6" style:parent-style-name="NoSpacing" style:list-style-name="LFO1" style:family="paragraph"/>
    <style:style style:name="P7" style:parent-style-name="NoSpacing" style:family="paragraph">
      <style:text-properties style:text-underline-type="single" style:text-underline-style="solid" style:text-underline-width="auto" style:text-underline-mode="continuous"/>
    </style:style>
    <style:style style:name="P8" style:parent-style-name="NoSpacing" style:list-style-name="LFO2" style:family="paragraph"/>
    <style:style style:name="P9" style:parent-style-name="NoSpacing" style:list-style-name="LFO2" style:family="paragraph"/>
    <style:style style:name="P10" style:parent-style-name="NoSpacing" style:family="paragraph">
      <style:paragraph-properties fo:margin-left="0.5in">
        <style:tab-stops/>
      </style:paragraph-properties>
    </style:style>
    <style:style style:name="P11" style:parent-style-name="NoSpacing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Drumkit Brief</text:p>
      <text:p text:style-name="NoSpacing">Create a drumkit / sound board that will play a sound from a key pressed from user keyboard and when an element has been clicked</text:p>
      <text:p text:style-name="NoSpacing"/>
      <text:p text:style-name="NoSpacing">Use files index.html, main.css and script.js</text:p>
      <text:p text:style-name="NoSpacing"/>
      <text:p text:style-name="P2">Criteria<text:s/></text:p>
      <text:list text:style-name="LFO1" text:continue-numbering="true">
        <text:list-item>
          <text:p text:style-name="P3">Use a click event<text:s/>listener to play a specific sound when a specific element has been clicked</text:p>
        </text:list-item>
        <text:list-item>
          <text:p text:style-name="P4">Use a keyboard event to play a specific sound when a specific key has been pressed</text:p>
        </text:list-item>
        <text:list-item>
          <text:p text:style-name="P5">Appropriate styling throughout<text:s/></text:p>
        </text:list-item>
        <text:list-item>
          <text:p text:style-name="P6">Host with Github Pages</text:p>
        </text:list-item>
      </text:list>
      <text:p text:style-name="NoSpacing"/>
      <text:p text:style-name="P7">Stretch</text:p>
      <text:list text:style-name="LFO2" text:continue-numbering="true">
        <text:list-item>
          <text:p text:style-name="P8">Media queries</text:p>
        </text:list-item>
        <text:list-item>
          <text:p text:style-name="P9">Animations<text:s/></text:p>
        </text:list-item>
      </text:list>
      <text:p text:style-name="P10"/>
      <text:p text:style-name="NoSpacing"/>
      <text:p text:style-name="P11">Submission</text:p>
      <text:p text:style-name="NoSpacing">Submit this project by sending me a github link to a remote repository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ooper, Leon (Growth Company)</meta:initial-creator>
    <dc:creator>Cooper, Leon (Growth Company)</dc:creator>
    <meta:creation-date>2024-04-17T10:47:00Z</meta:creation-date>
    <dc:date>2024-04-17T11:06:00Z</dc:date>
    <meta:template xlink:href="Normal" xlink:type="simple"/>
    <meta:editing-cycles>1</meta:editing-cycles>
    <meta:editing-duration>PT1140S</meta:editing-duration>
    <meta:document-statistic meta:page-count="1" meta:paragraph-count="1" meta:word-count="82" meta:character-count="550" meta:row-count="3" meta:non-whitespace-character-count="469"/>
  </office:meta>
</office:document-meta>
</file>